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0678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ba97c"/>
    </style:style>
    <style:style style:name="T2" style:family="text">
      <style:text-properties officeooo:rsid="00090678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 office:name="__Annotation__30_82206968"><dc:creator>Piet van Oostrum</dc:creator><dc:date>2015-03-11T14:33:46</dc:date><text:list text:style-name=""><text:list-item><text:p text:style-name="P2"><text:span text:style-name="T3">Comment on [A...A]</text:span></text:p></text:list-item></text:list></office:annotation>[A xx <office:annotation office:name="__Annotation__26_82206968"><dc:creator>Piet van Oostrum</dc:creator><dc:date>2015-03-11T14:32:26</dc:date><text:list text:continue-numbering="true" text:style-name=""><text:list-item><text:p text:style-name="P2"><text:span text:style-name="T3">Comment on [B...B]</text:span></text:p></text:list-item></text:list></office:annotation>[B x <office:annotation office:name="__Annotation__27_82206968"><dc:creator>Piet van Oostrum</dc:creator><dc:date>2015-03-11T14:32:47</dc:date><text:list text:continue-numbering="true" text:style-name=""><text:list-item><text:p text:style-name="P2"><text:span text:style-name="T3">Comment on [C..C]</text:span></text:p></text:list-item></text:list></office:annotation>[C x B]<office:annotation-end office:name="__Annotation__26_82206968"/> x C]<office:annotation-end office:name="__Annotation__27_82206968"/> xx A]<office:annotation-end office:name="__Annotation__30_82206968"/> Comment on a point<office:annotation><dc:creator>Piet van Oostrum</dc:creator><dc:date>2015-03-11T14:34:34</dc:date><text:list text:continue-numbering="true" text:style-name=""><text:list-item><text:p text:style-name="P2"><text:span text:style-name="T3">Comment on point</text:span></text:p></text:list-item></text:list></office:annotation>x <office:annotation office:name="__Annotation__32_82206968"><dc:creator>Piet van Oostrum</dc:creator><dc:date>2015-03-11T14:35:15</dc:date><text:list text:continue-numbering="true" text:style-name=""><text:list-item><text:p text:style-name="P2"><text:span text:style-name="T3">Comment on AA...BB</text:span></text:p></text:list-item></text:list></office:annotation><office:annotation office:name="__Annotation__31_82206968"><dc:creator>Piet van Oostrum</dc:creator><dc:date>2015-03-11T14:35:03</dc:date><text:list text:continue-numbering="true" text:style-name=""><text:list-item><text:p text:style-name="P2"><text:span text:style-name="T3">Comment on AAAAAA</text:span></text:p></text:list-item></text:list></office:annotation>AAAAAA<office:annotation-end office:name="__Annotation__31_82206968"/> BBBBBB<office:annotation-end office:name="__Annotation__32_822069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 van Oostrum</meta:initial-creator>
    <meta:creation-date>2015-03-11T14:30:40.233378000</meta:creation-date>
    <dc:date>2015-03-21T20:47:17.356728000</dc:date>
    <meta:editing-duration>PT10H3M20S</meta:editing-duration>
    <meta:editing-cycles>4</meta:editing-cycles>
    <meta:generator>LibreOfficeDev/4.5.0.0.alpha0$MacOSX_X86_64 LibreOffice_project/ef2d6401ad702da8839bf9cc7292ff2f76756cd8</meta:generator>
    <meta:document-statistic meta:table-count="0" meta:image-count="0" meta:object-count="0" meta:page-count="1" meta:paragraph-count="1" meta:word-count="17" meta:character-count="63" meta:non-whitespace-character-count="47"/>
  </office:meta>
</office:document-meta>
</file>